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a59" officeooo:paragraph-rsid="0018aa59"/>
    </style:style>
    <style:style style:name="P2" style:family="paragraph" style:parent-style-name="Standard">
      <style:text-properties officeooo:rsid="001c2810" officeooo:paragraph-rsid="001c2810"/>
    </style:style>
    <style:style style:name="P3" style:family="paragraph" style:parent-style-name="Standard">
      <style:text-properties officeooo:rsid="001d388b" officeooo:paragraph-rsid="001d388b"/>
    </style:style>
    <style:style style:name="T1" style:family="text">
      <style:text-properties officeooo:rsid="0019c7dd"/>
    </style:style>
    <style:style style:name="T2" style:family="text">
      <style:text-properties officeooo:rsid="001af50c"/>
    </style:style>
    <style:style style:name="T3" style:family="text">
      <style:text-properties officeooo:rsid="001c2810"/>
    </style:style>
    <style:style style:name="T4" style:family="text">
      <style:text-properties officeooo:rsid="001d388b"/>
    </style:style>
    <style:style style:name="T5" style:family="text">
      <style:text-properties officeooo:rsid="001f092d"/>
    </style:style>
    <style:style style:name="T6" style:family="text">
      <style:text-properties officeooo:rsid="001fa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hecando as portas dos roteadores e switch para checar conexão, no switch 1 não foi achado a porta para o pc 5, checando os cabos físicos não demonstrou nenhum problema, mas checando vlan no switch demonstrou que a vlan B não existia no switch. Configurando a vlan B a conexão foi estabelecida</text:p>
      <text:p text:style-name="P1"/>
      <text:p text:style-name="P1">2) <text:span text:style-name="T1">Checando as portas do switch 1 conectado ao pc 4 e 5 está demonstrando conectividade, então o problema não é nessa parte. Portas do router também não apresentam problema, já o switch 0 não demonstra conexão ao router, estabelecendo conexão, ainda demonstra erro de conexão. Checando as vlan dos switch não resulta em nenhum problema. Checando</text:span><text:span text:style-name="T2"> os cabos fisicos, demonstrou que estavam trocados os cabos conectados pelo switch 0 até o router e switch 1. Ainda não demonstra conexão então foram reconfigurados os switch, ainda não funcionando. </text:span><text:span text:style-name="T3">Os cabos do pc 4 e 5 estão trocados no fisico, modificando eles de volta a conexão do pc 4 e 5 está funcionando.</text:span></text:p>
      <text:p text:style-name="P1"/>
      <text:p text:style-name="P2">3) Checando as entradas do pc 1 percebe que o ip está incorreto, corrigindo ele os outros computadores da rede conseguem conectar a ele.</text:p>
      <text:p text:style-name="P2"/>
      <text:p text:style-name="P2">4) Checando as entradas de ip está correto, mas no switch 0 não está configurado as entradas fastethernet0/24 e gigabit0/1, configurando elas <text:span text:style-name="T4">o pc conecta a rede.</text:span></text:p>
      <text:p text:style-name="P2"/>
      <text:p text:style-name="P3">5) checando o switch0, a gigabitethernet0/1 está desconfigurada, corrigindo isso ainda dá problema, porém checando o router0 acha que o gigabitethernet0/0 também não está configurado, <text:span text:style-name="T5">configurando ele, ainda está com problema. Os cabos do switch0 estão incorretos, conectando certo ainda está errado. </text:span><text:span text:style-name="T6">Checando o router a encapsulation do 10 estava faltando da documentação, fazendo isso conect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20:14:48.900000000</meta:creation-date>
    <dc:date>2025-04-04T21:51:31.237000000</dc:date>
    <meta:editing-duration>PT7M31S</meta:editing-duration>
    <meta:editing-cycles>1</meta:editing-cycles>
    <meta:document-statistic meta:table-count="0" meta:image-count="0" meta:object-count="0" meta:page-count="1" meta:paragraph-count="5" meta:word-count="272" meta:character-count="1645" meta:non-whitespace-character-count="1378"/>
    <meta:generator>LibreOffice/24.2.7.2$Windows_X86_64 LibreOffice_project/ee3885777aa7032db5a9b65deec9457448a91162</meta:generator>
  </office:meta>
</office:document-meta>
</file>